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8fde"/>
    </style:style>
    <style:style style:name="P2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text-properties style:font-name="Courier New" fo:font-size="8pt" style:font-size-asian="8pt" style:font-name-complex="Courier New" style:font-size-complex="8pt"/>
    </style:style>
    <style:style style:name="P4" style:family="paragraph" style:parent-style-name="Standard">
      <style:text-properties officeooo:paragraph-rsid="000c8fd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officeooo:paragraph-rsid="000c8fde"/>
    </style:style>
    <style:style style:name="T1" style:family="text">
      <style:text-properties style:font-name="Times New Roman" fo:font-size="11pt" style:text-underline-style="solid" style:text-underline-width="auto" style:text-underline-color="font-color" fo:font-weight="bold" officeooo:rsid="000c8fde" style:font-size-asian="11pt" style:font-weight-asian="bold" style:font-name-complex="Times New Roman" style:font-size-complex="11pt" style:font-weight-complex="bold"/>
    </style:style>
    <style:style style:name="T2" style:family="text">
      <style:text-properties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T3" style:family="text">
      <style:text-properties style:font-name="Times New Roman" fo:font-size="11pt" style:font-size-asian="11pt" style:font-name-complex="Times New Roman" style:font-size-complex="11pt"/>
    </style:style>
    <style:style style:name="T4" style:family="text">
      <style:text-properties style:font-name="Times New Roman" fo:font-size="11pt" officeooo:rsid="000c8fde" style:font-size-asian="11pt" style:font-name-complex="Times New Roman" style:font-size-complex="11pt"/>
    </style:style>
    <style:style style:name="T5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Times New Roman" fo:font-size="11pt" fo:font-weight="bold" officeooo:rsid="000c8fde" style:font-size-asian="11pt" style:font-weight-asian="bold" style:font-name-complex="Times New Roman" style:font-size-complex="11pt" style:font-weight-complex="bold"/>
    </style:style>
    <style:style style:name="T7" style:family="text">
      <style:text-properties style:font-name="Times New Roman" fo:font-size="11pt" fo:font-style="normal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8" style:family="text"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9" style:family="text">
      <style:text-properties officeooo:rsid="000c8f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XAMPLE FOR VARIANT CALLING STEP </text:span></text:p>
      <text:p text:style-name="P1"><text:span text:style-name="T2">Jeronymo Dalapicolla</text:span></text:p>
      <text:p text:style-name="P2"/>
      <text:p text:style-name="P2"/>
      <text:p text:style-name="P2"><text:span text:style-name="T9">Initial files</text:span>:</text:p>
      <text:p text:style-name="Standard"><text:span text:style-name="T3">1) </text:span><text:span text:style-name="T5">.bam</text:span><text:span text:style-name="T3"> </text:span><text:span text:style-name="T4">files for each sample</text:span></text:p>
      <text:p text:style-name="Standard"><text:span text:style-name="T3">2) </text:span><text:span text:style-name="T5">.fasta</text:span><text:span text:style-name="T3"> o</text:span><text:span text:style-name="T4">r</text:span><text:span text:style-name="T3"> </text:span><text:span text:style-name="T5">.fa</text:span><text:span text:style-name="T3"> </text:span><text:span text:style-name="T4">reference files for each sample</text:span></text:p>
      <text:p text:style-name="Standard"><text:span text:style-name="T3">3) </text:span><text:span text:style-name="T5">.fasta</text:span><text:span text:style-name="T3"> o</text:span><text:span text:style-name="T4">r</text:span><text:span text:style-name="T3"> </text:span><text:span text:style-name="T5">.fa</text:span><text:span text:style-name="T3"> </text:span><text:span text:style-name="T4">reference files for 30K </text:span><text:span text:style-name="T3">contigs</text:span></text:p>
      <text:p text:style-name="P2"/>
      <text:p text:style-name="P2"/>
      <text:p text:style-name="Standard"><text:span text:style-name="T5">##1. </text:span><text:span text:style-name="T3">CR</text:span><text:span text:style-name="T4">EATE </text:span><text:span text:style-name="T5">indexes</text:span><text:span text:style-name="T3"> </text:span><text:span text:style-name="T5">.fai</text:span><text:span text:style-name="T3"> </text:span><text:span text:style-name="T4">FOR </text:span><text:span text:style-name="T3"><text:s/></text:span><text:span text:style-name="T5">.fasta</text:span><text:span text:style-name="T3"> / </text:span><text:span text:style-name="T5">.fa</text:span><text:span text:style-name="T3"> </text:span><text:span text:style-name="T4">REFERENCE FILES IN</text:span><text:span text:style-name="T3"> SAMTOOLS:</text:span></text:p>
      <text:p text:style-name="P2"/>
      <text:p text:style-name="P3">$ samtools faidx /bio/jeronymo_academico/isoetes_30k/ref_30k/icangae_ref30k.fasta</text:p>
      <text:p text:style-name="P2"/>
      <text:p text:style-name="P2"/>
      <text:p text:style-name="Standard"><text:span text:style-name="T5">##2. </text:span><text:span text:style-name="T3">CR</text:span><text:span text:style-name="T4">EATE </text:span><text:span text:style-name="T5">indexes</text:span><text:span text:style-name="T3"> </text:span><text:span text:style-name="T7">.bai</text:span><text:span text:style-name="T3"> </text:span><text:span text:style-name="T4">FOR</text:span><text:span text:style-name="T3"> </text:span><text:span text:style-name="T5">.bam</text:span><text:span text:style-name="T3"> </text:span><text:span text:style-name="T4">FILES IN</text:span><text:span text:style-name="T3"> SAMTOOLS:</text:span></text:p>
      <text:p text:style-name="P2"/>
      <text:p text:style-name="P3">$ samtools index /bio/share_bio/projects/canga/genomics/Isoetes_skm/snippy/run30k/ITV20304/snps.bam</text:p>
      <text:p text:style-name="P2"/>
      <text:p text:style-name="P2"/>
      <text:p text:style-name="P4"><text:span text:style-name="T5">##3. </text:span><text:span text:style-name="T3">CR</text:span><text:span text:style-name="T4">EATE </text:span><text:span text:style-name="T5">dictionaries</text:span><text:span text:style-name="T3"> </text:span><text:span text:style-name="T4">FOR FOR <text:s/></text:span><text:span text:style-name="T6">.fasta</text:span><text:span text:style-name="T4"> / </text:span><text:span text:style-name="T6">.fa</text:span><text:span text:style-name="T4"> REFERENCE FILES IN</text:span><text:span text:style-name="T3"> PICARD:</text:span></text:p>
      <text:p text:style-name="P2">#CONTIGS:</text:p>
      <text:p text:style-name="P3">$ java -jar /bio/jeronymo_academico/picard/picard.jar CreateSequenceDictionary R= /bio/jeronymo_academico/isoetes_30k/ref_30k/icangae_ref30k.fasta O= /bio/jeronymo_academico/isoetes_30k/ref_30k/icangae_ref30k.dict</text:p>
      <text:p text:style-name="P2"/>
      <text:p text:style-name="P2">#<text:span text:style-name="T9">BY SAMPLE</text:span>:</text:p>
      <text:p text:style-name="P3">$ java -jar /bio/jeronymo_academico/picard/picard.jar CreateSequenceDictionary R= /bio/share_bio/projects/canga/genomics/Isoetes_skm/snippy/run30k/ITV20304/ref.fa O= /bio/share_bio/projects/canga/genomics/Isoetes_skm/snippy/run30k/ITV20304/ref.dict</text:p>
      <text:p text:style-name="P2"/>
      <text:p text:style-name="P2"/>
      <text:p text:style-name="Standard"><text:span text:style-name="T5">##4. </text:span><text:span text:style-name="T3">CR</text:span><text:span text:style-name="T4">EATE</text:span><text:span text:style-name="T3"> .</text:span><text:span text:style-name="T5">gvcf</text:span><text:span text:style-name="T3"> </text:span><text:span text:style-name="T4">FILES USING </text:span><text:span text:style-name="T5">HaplotypeCaller</text:span><text:span text:style-name="T3"> </text:span><text:span text:style-name="T4">IN</text:span><text:span text:style-name="T3"> GATK. <text:s/></text:span><text:span text:style-name="T5">.fasta</text:span><text:span text:style-name="T3"> O</text:span><text:span text:style-name="T4">R</text:span><text:span text:style-name="T3"> </text:span><text:span text:style-name="T5">.fa</text:span><text:span text:style-name="T3"> </text:span><text:span text:style-name="T4">REFERENCE FILES, PLUS</text:span><text:span text:style-name="T3"> </text:span><text:span text:style-name="T5">.fai</text:span><text:span text:style-name="T3">, </text:span><text:span text:style-name="T5">.bam,</text:span><text:span text:style-name="T3"> </text:span><text:span text:style-name="T5">.bai,</text:span><text:span text:style-name="T3"> </text:span><text:span text:style-name="T5">.dict</text:span><text:span text:style-name="T3"> </text:span><text:span text:style-name="T4">MUST BE IN SAME FOLDER</text:span><text:span text:style-name="T3">. </text:span><text:span text:style-name="T4">IT WILL BE CREATED NEW INDEXES BY SAMPLE</text:span><text:span text:style-name="T3">:</text:span></text:p>
      <text:p text:style-name="P2"/>
      <text:p text:style-name="P3">$ gatk HaplotypeCaller --reference /bio/share_bio/projects/canga/genomics/Isoetes_skm/snippy/run30k/ITV20304/ref.fa -ERC GVCF --input /bio/share_bio/projects/canga/genomics/Isoetes_skm/snippy/run30k/ITV20304/snps.bam --output /bio/jeronymo_academico/isoetes_30k/gvcf/ITV20304.gvcf</text:p>
      <text:p text:style-name="P2"/>
      <text:p text:style-name="P2"/>
      <text:p text:style-name="P2"/>
      <text:p text:style-name="Standard"><text:span text:style-name="T5">##5. </text:span><text:span text:style-name="T3">COMBIN</text:span><text:span text:style-name="T4">E ALL INDIVIDUAL </text:span><text:span text:style-name="T3"><text:s/>.</text:span><text:span text:style-name="T5">gvcf</text:span><text:span text:style-name="T3"> </text:span><text:span text:style-name="T4">FILES USING </text:span><text:span text:style-name="T3"><text:s/></text:span><text:span text:style-name="T5">CombineGVCFs</text:span><text:span text:style-name="T3"> </text:span><text:span text:style-name="T4">IN</text:span><text:span text:style-name="T3"> GATK:</text:span></text:p>
      <text:p text:style-name="P3">$ gatk CombineGVCFs -R /bio/jeronymo_academico/isoetes_30k/ref_30k/icangae_ref30k.fasta --variant /bio/jeronymo_academico/isoetes_30k/gvcf/ITV20304.gvcf --variant /bio/jeronymo_academico/isoetes_30k/gvcf/ITV20305.gvcf --variant /bio/jeronymo_academico/isoetes_30k/gvcf/ITV20306.gvcf --variant /bio/jeronymo_academico/isoetes_30k/gvcf/ITV20307.gvcf --variant /bio/jeronymo_academico/isoetes_30k/gvcf/ITV20308.gvcf --variant /bio/jeronymo_academico/isoetes_30k/gvcf/ITV20309.gvcf --variant /bio/jeronymo_academico/isoetes_30k/gvcf/ITV20310.gvcf --variant /bio/jeronymo_academico/isoetes_30k/gvcf/ITV20311.gvcf --variant /bio/jeronymo_academico/isoetes_30k/gvcf/ITV20312.gvcf --variant /bio/jeronymo_academico/isoetes_30k/gvcf/ITV20313.gvcf --variant /bio/jeronymo_academico/isoetes_30k/gvcf/ITV20314.gvcf --variant /bio/jeronymo_academico/isoetes_30k/gvcf/ITV20316.gvcf --variant /bio/jeronymo_academico/isoetes_30k/gvcf/ITV20317.gvcf --variant /bio/jeronymo_academico/isoetes_30k/gvcf/ITV20318.gvcf --variant /bio/jeronymo_academico/isoetes_30k/gvcf/ITV20319.gvcf --variant /bio/jeronymo_academico/isoetes_30k/gvcf/ITV20320.gvcf --variant /bio/jeronymo_academico/isoetes_30k/gvcf/ITV20321.gvcf --variant /bio/jeronymo_academico/isoetes_30k/gvcf/ITV20322.gvcf --variant <text:soft-page-break/>/bio/jeronymo_academico/isoetes_30k/gvcf/ITV20323.gvcf --variant /bio/jeronymo_academico/isoetes_30k/gvcf/ITV20324.gvcf --variant /bio/jeronymo_academico/isoetes_30k/gvcf/ITV20331.gvcf --variant /bio/jeronymo_academico/isoetes_30k/gvcf/ITV20332.gvcf --variant /bio/jeronymo_academico/isoetes_30k/gvcf/ITV20333.gvcf --variant /bio/jeronymo_academico/isoetes_30k/gvcf/ITV20334.gvcf --variant /bio/jeronymo_academico/isoetes_30k/gvcf/ITV20335.gvcf --variant /bio/jeronymo_academico/isoetes_30k/gvcf/ITV20336.gvcf --variant /bio/jeronymo_academico/isoetes_30k/gvcf/ITV20337.gvcf --variant /bio/jeronymo_academico/isoetes_30k/gvcf/ITV20338.gvcf --variant /bio/jeronymo_academico/isoetes_30k/gvcf/ITV20339.gvcf --variant /bio/jeronymo_academico/isoetes_30k/gvcf/ITV20340.gvcf --variant /bio/jeronymo_academico/isoetes_30k/gvcf/ITV20341.gvcf --variant /bio/jeronymo_academico/isoetes_30k/gvcf/ITV20342.gvcf --variant /bio/jeronymo_academico/isoetes_30k/gvcf/ITV20343.gvcf --variant /bio/jeronymo_academico/isoetes_30k/gvcf/ITV20344.gvcf --variant /bio/jeronymo_academico/isoetes_30k/gvcf/ITV20345.gvcf --variant /bio/jeronymo_academico/isoetes_30k/gvcf/ITV20346.gvcf --variant /bio/jeronymo_academico/isoetes_30k/gvcf/ITV20347.gvcf --variant /bio/jeronymo_academico/isoetes_30k/gvcf/ITV20348.gvcf --variant /bio/jeronymo_academico/isoetes_30k/gvcf/ITV20349.gvcf --variant /bio/jeronymo_academico/isoetes_30k/gvcf/ITV20350.gvcf --variant /bio/jeronymo_academico/isoetes_30k/gvcf/ITV20351.gvcf --variant /bio/jeronymo_academico/isoetes_30k/gvcf/ITV20352.gvcf --variant /bio/jeronymo_academico/isoetes_30k/gvcf/ITV20353.gvcf --variant /bio/jeronymo_academico/isoetes_30k/gvcf/ITV20354.gvcf --variant /bio/jeronymo_academico/isoetes_30k/gvcf/ITV20355.gvcf --variant /bio/jeronymo_academico/isoetes_30k/gvcf/ITV20356.gvcf --variant /bio/jeronymo_academico/isoetes_30k/gvcf/ITV20357.gvcf --variant /bio/jeronymo_academico/isoetes_30k/gvcf/ITV20358.gvcf --variant /bio/jeronymo_academico/isoetes_30k/gvcf/ITV20359.gvcf --variant /bio/jeronymo_academico/isoetes_30k/gvcf/ITV20360.gvcf --variant /bio/jeronymo_academico/isoetes_30k/gvcf/ITV20361.gvcf --variant /bio/jeronymo_academico/isoetes_30k/gvcf/ITV20362.gvcf --variant /bio/jeronymo_academico/isoetes_30k/gvcf/ITV20363.gvcf --variant /bio/jeronymo_academico/isoetes_30k/gvcf/ITV20364.gvcf --variant /bio/jeronymo_academico/isoetes_30k/gvcf/ITV20365.gvcf -O /bio/jeronymo_academico/isoetes_30k/gvcf/combine_gatk_30k.gvcf</text:p>
      <text:p text:style-name="P2"/>
      <text:p text:style-name="P2"/>
      <text:p text:style-name="Standard"><text:span text:style-name="T5">##6. </text:span><text:span text:style-name="T3">CORR</text:span><text:span text:style-name="T4">ECT </text:span><text:span text:style-name="T3">MISSING DATA </text:span><text:span text:style-name="T4">IN THE FINAL </text:span><text:span text:style-name="T3">.</text:span><text:span text:style-name="T5">gvcf</text:span><text:span text:style-name="T3"> </text:span><text:span text:style-name="T4">USING </text:span><text:span text:style-name="T5">GenotypeGVCFs</text:span><text:span text:style-name="T3"> </text:span><text:span text:style-name="T4">IN </text:span><text:span text:style-name="T3">GATK:</text:span></text:p>
      <text:p text:style-name="P2"/>
      <text:p text:style-name="P3">$ gatk GenotypeGVCFs -R /bio/jeronymo_academico/isoetes_30k/ref_30k/icangae_ref30k.fasta -V /bio/jeronymo_academico/isoetes_30k/gvcf/combine_gatk_30k.gvcf -O /bio/jeronymo_academico/isoetes_30k/gvcf/genotype_combine_gatk_30k.gvcf </text:p>
      <text:p text:style-name="P2"/>
      <text:p text:style-name="P2"/>
      <text:p text:style-name="Standard"><text:span text:style-name="T5">##7.</text:span><text:span text:style-name="T8"> CONVERT</text:span><text:span text:style-name="T3"> .</text:span><text:span text:style-name="T5">gvcf</text:span><text:span text:style-name="T3"> </text:span><text:span text:style-name="T4">TO</text:span><text:span text:style-name="T3"> </text:span><text:span text:style-name="T5">.vcf</text:span><text:span text:style-name="T3"> </text:span><text:span text:style-name="T4">USING</text:span><text:span text:style-name="T3"> BCFTOOLS</text:span></text:p>
      <text:p text:style-name="P2"/>
      <text:p text:style-name="P3">$ bcftools convert --gvcf2vcf /bio/jeronymo_academico/isoetes_30k/gvcf/genotype_combine_gatk_30k.gvcf -f /bio/jeronymo_academico/isoetes_30k/ref_30k/icangae_ref30k.fasta -Ov -o /bio/jeronymo_academico/isoetes_30k/gvcf/convert_genotype_combine_gatk_30k.vc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ejaVu Sans Mono" style:font-family-asian="'DejaVu Sans Mono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7:20:10.754448600</meta:creation-date>
    <dc:date>2020-09-21T17:30:57.148888024</dc:date>
    <meta:editing-cycles>22</meta:editing-cycles>
    <meta:editing-duration>PT2H38M23S</meta:editing-duration>
    <meta:document-statistic meta:table-count="0" meta:image-count="0" meta:object-count="0" meta:page-count="2" meta:paragraph-count="23" meta:word-count="361" meta:character-count="5906" meta:non-whitespace-character-count="5620"/>
    <meta:generator>LibreOffice/6.0.7.3$Linux_X86_64 LibreOffice_project/00m0$Build-3</meta:generator>
  </office:meta>
</office:document-meta>
</file>